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45cm" svg:height="6.689cm" svg:x="7.16cm" svg:y="11.7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0:41:35.560341309</meta:creation-date>
    <dc:date>2018-04-20T10:41:56.950713695</dc:date>
    <meta:editing-duration>PT21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treat-empty-cells="ignore"/>
    </style:style>
    <style:style style:name="ch3" style:family="chart" style:data-style-name="N0">
      <style:chart-properties chart:display-label="true" chart:logarithmic="false" chart:minimum="2003" chart:maximum="2006" chart:interval-major="1" chart:interval-minor-divisor="1" chart:reverse-direction="false" text:line-break="false" loext:try-staggering-first="true" chart:label-arrangement="side-by-side" chart:link-data-style-to-source="false" chart:axis-position="0" chart:axis-label-position="outside-start" chart:tick-mark-position="at-labels"/>
      <style:graphic-properties svg:stroke-width="0.02cm" svg:stroke-color="#b3b3b3"/>
      <style:text-properties fo:font-family="'Bitstream Vera Sans'" style:font-style-name="Roman" fo:font-size="9pt" style:font-family-asian="'MS Gothic'" style:font-size-asian="8pt" style:font-size-complex="8pt"/>
    </style:style>
    <style:style style:name="ch4" style:family="chart">
      <style:chart-properties style:rotation-angle="0"/>
      <style:graphic-properties draw:fill-color="#ffffff"/>
      <style:text-properties fo:font-family="'Bitstream Vera Sans'" style:font-style-name="Roman" fo:font-size="8.60000038146973pt" style:font-family-asian="'MS Gothic'" style:font-size-asian="8.60000038146973pt" style:font-size-complex="8.60000038146973pt"/>
    </style:style>
    <style:style style:name="ch5" style:family="chart" style:data-style-name="N0">
      <style:chart-properties chart:display-label="true" chart:tick-marks-minor-inner="true" chart:tick-marks-minor-outer="false" chart:logarithmic="false" chart:reverse-direction="false" text:line-break="false" loext:try-staggering-first="true" chart:label-arrangement="side-by-side" chart:link-data-style-to-source="false" chart:axis-position="0" chart:axis-label-position="outside-start" chart:tick-mark-position="at-labels"/>
      <style:graphic-properties svg:stroke-width="0.02cm" svg:stroke-color="#b3b3b3"/>
      <style:text-properties fo:font-family="'Bitstream Vera Sans'" style:font-style-name="Roman" fo:font-size="9pt" style:font-family-asian="'MS Gothic'" style:font-size-asian="8pt" style:font-size-complex="8pt"/>
    </style:style>
    <style:style style:name="ch6" style:family="chart">
      <style:chart-properties style:rotation-angle="90"/>
      <style:graphic-properties draw:fill-color="#ffffff"/>
      <style:text-properties fo:font-family="'Bitstream Vera Sans'" style:font-style-name="Roman" fo:font-size="8.60000038146973pt" style:font-family-asian="'MS Gothic'" style:font-size-asian="8.60000038146973pt" style:font-size-complex="8.60000038146973pt"/>
    </style:style>
    <style:style style:name="ch7" style:family="chart">
      <style:graphic-properties svg:stroke-width="0.02cm" svg:stroke-color="#808080"/>
    </style:style>
    <style:style style:name="ch8" style:family="chart" style:data-style-name="N0">
      <style:chart-properties chart:symbol-type="named-symbol" chart:symbol-name="square" chart:symbol-width="0.11cm" chart:symbol-height="0.11cm" chart:link-data-style-to-source="false"/>
      <style:graphic-properties svg:stroke-width="0.02cm" svg:stroke-color="#ff6600" draw:fill-color="#ff6600"/>
      <style:text-properties fo:font-family="'Bitstream Vera Sans'" style:font-style-name="Roman" fo:font-size="9pt" style:font-family-asian="'MS Gothic'" style:font-size-asian="6pt" style:font-size-complex="6pt"/>
    </style:style>
    <style:style style:name="ch9" style:family="chart">
      <style:graphic-properties draw:stroke="solid" svg:stroke-width="0.02cm" svg:stroke-color="#808080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646cm" svg:height="6.69cm" xlink:href="." xlink:type="simple" chart:class="chart:scatter" chart:style-name="ch1">
        <chart:plot-area chart:style-name="ch2" chart:data-source-has-labels="both" svg:x="0.864cm" svg:y="0.125cm" svg:width="6.596cm" svg:height="5.76cm">
          <chartooo:coordinate-region svg:x="1.512cm" svg:y="0.314cm" svg:width="5.549cm" svg:height="4.944cm"/>
          <chart:axis chart:dimension="x" chart:name="primary-x" chart:style-name="ch3" chartooo:axis-type="auto">
            <chart:title svg:x="3.482cm" svg:y="6.199cm" chart:style-name="ch4">
              <text:p>Années</text:p>
            </chart:title>
            <chart:categories table:cell-range-address="local-table.$A$2:.$A$5"/>
          </chart:axis>
          <chart:axis chart:dimension="y" chart:name="primary-y" chart:style-name="ch5">
            <chart:title svg:x="0.155cm" svg:y="4.6cm" chart:style-name="ch6">
              <text:p>Nombre de jouets</text:p>
            </chart:title>
            <chart:grid chart:style-name="ch7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3">
                <text:p>2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4">
                <text:p>20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5">
                <text:p>20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6">
                <text:p>2006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MacOSX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